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fo:font-size="14pt" style:font-size-asian="14pt" style:font-size-complex="14pt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Default" style:data-style-name="N0">
      <style:table-cell-properties fo:border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1" table:style-name="ce10">
            <text:p>歷年在學人數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16">
            <text:p>學年</text:p>
          </table:table-cell>
          <table:table-cell office:value-type="string" table:number-columns-spanned="2" table:number-rows-spanned="1" table:style-name="ce16">
            <text:p>總計</text:p>
          </table:table-cell>
          <table:covered-table-cell/>
          <table:table-cell office:value-type="string" table:number-columns-spanned="1" table:number-rows-spanned="2" table:style-name="ce16">
            <text:p>學士班</text:p>
          </table:table-cell>
          <table:table-cell office:value-type="string" table:number-columns-spanned="2" table:number-rows-spanned="1" table:style-name="ce16">
            <text:p>碩士班</text:p>
          </table:table-cell>
          <table:covered-table-cell/>
          <table:table-cell office:value-type="string" table:number-columns-spanned="1" table:number-rows-spanned="2" table:style-name="ce16">
            <text:p>博士班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9">
            <text:p>含在職專班</text:p>
          </table:table-cell>
          <table:table-cell office:value-type="string" table:style-name="ce9">
            <text:p>不含在職專班</text:p>
          </table:table-cell>
          <table:covered-table-cell/>
          <table:table-cell office:value-type="string" table:style-name="ce9">
            <text:p>日間學制</text:p>
          </table:table-cell>
          <table:table-cell office:value-type="string" table:style-name="ce9">
            <text:p>在職專班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105<text:span text:style-name="T1">下</text:span></text:p>
          </table:table-cell>
          <table:table-cell office:value-type="float" office:value="13016" table:style-name="ce8">
            <text:p>13016</text:p>
          </table:table-cell>
          <table:table-cell office:value-type="float" office:value="11654" table:style-name="ce7">
            <text:p>11654</text:p>
          </table:table-cell>
          <table:table-cell office:value-type="float" office:value="5344" table:style-name="ce7">
            <text:p>5344</text:p>
          </table:table-cell>
          <table:table-cell office:value-type="float" office:value="4648" table:style-name="ce7">
            <text:p>4648</text:p>
          </table:table-cell>
          <table:table-cell office:value-type="float" office:value="1362" table:style-name="ce7">
            <text:p>1362</text:p>
          </table:table-cell>
          <table:table-cell office:value-type="float" office:value="1662" table:style-name="ce7">
            <text:p>1662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105<text:span text:style-name="T2">上</text:span></text:p>
          </table:table-cell>
          <table:table-cell office:value-type="float" office:value="14083" table:style-name="ce8">
            <text:p>14083</text:p>
          </table:table-cell>
          <table:table-cell office:value-type="float" office:value="12620" table:style-name="ce7">
            <text:p>12620</text:p>
          </table:table-cell>
          <table:table-cell office:value-type="float" office:value="5478" table:style-name="ce7">
            <text:p>5478</text:p>
          </table:table-cell>
          <table:table-cell office:value-type="float" office:value="5397" table:style-name="ce7">
            <text:p>5397</text:p>
          </table:table-cell>
          <table:table-cell office:value-type="float" office:value="1463" table:style-name="ce7">
            <text:p>1463</text:p>
          </table:table-cell>
          <table:table-cell office:value-type="float" office:value="1745" table:style-name="ce7">
            <text:p>1745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104<text:span text:style-name="T1">下</text:span></text:p>
          </table:table-cell>
          <table:table-cell office:value-type="float" office:value="12949" table:formula="msoxl:=SUM(D6:G6)" table:style-name="ce8">
            <text:p>12949</text:p>
          </table:table-cell>
          <table:table-cell office:value-type="float" office:value="11602" table:formula="msoxl:=SUM(D6,E6,G6)" table:style-name="ce7">
            <text:p>11602</text:p>
          </table:table-cell>
          <table:table-cell office:value-type="float" office:value="5309" table:style-name="ce7">
            <text:p>5309</text:p>
          </table:table-cell>
          <table:table-cell office:value-type="float" office:value="4562" table:style-name="ce7">
            <text:p>4562</text:p>
          </table:table-cell>
          <table:table-cell office:value-type="float" office:value="1347" table:style-name="ce7">
            <text:p>1347</text:p>
          </table:table-cell>
          <table:table-cell office:value-type="float" office:value="1731" table:style-name="ce7">
            <text:p>1731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104<text:span text:style-name="T2">上</text:span></text:p>
          </table:table-cell>
          <table:table-cell office:value-type="float" office:value="14083" table:formula="msoxl:=SUM(D7:G7)" table:style-name="ce8">
            <text:p>14083</text:p>
          </table:table-cell>
          <table:table-cell office:value-type="float" office:value="12607" table:formula="msoxl:=SUM(D7,E7,G7)" table:style-name="ce7">
            <text:p>12607</text:p>
          </table:table-cell>
          <table:table-cell office:value-type="float" office:value="5437" table:style-name="ce4">
            <text:p>5437</text:p>
          </table:table-cell>
          <table:table-cell office:value-type="float" office:value="5334" table:style-name="ce4">
            <text:p>5334</text:p>
          </table:table-cell>
          <table:table-cell office:value-type="float" office:value="1476" table:style-name="ce4">
            <text:p>1476</text:p>
          </table:table-cell>
          <table:table-cell office:value-type="float" office:value="1836" table:style-name="ce4">
            <text:p>183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3<text:span text:style-name="T3">下</text:span></text:p>
          </table:table-cell>
          <table:table-cell office:value-type="float" office:value="13058" table:formula="msoxl:=SUM(D8:G8)" table:style-name="ce8">
            <text:p>13058</text:p>
          </table:table-cell>
          <table:table-cell office:value-type="float" office:value="11676" table:formula="msoxl:=SUM(D8,E8,G8)" table:style-name="ce7">
            <text:p>11676</text:p>
          </table:table-cell>
          <table:table-cell office:value-type="float" office:value="5296" table:style-name="ce5">
            <text:p>5296</text:p>
          </table:table-cell>
          <table:table-cell office:value-type="float" office:value="4523" table:style-name="ce5">
            <text:p>4523</text:p>
          </table:table-cell>
          <table:table-cell office:value-type="float" office:value="1382" table:style-name="ce5">
            <text:p>1382</text:p>
          </table:table-cell>
          <table:table-cell office:value-type="float" office:value="1857" table:style-name="ce5">
            <text:p>185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3<text:span text:style-name="T3">上</text:span></text:p>
          </table:table-cell>
          <table:table-cell office:value-type="float" office:value="14141" table:formula="msoxl:=SUM(D9:G9)" table:style-name="ce8">
            <text:p>14141</text:p>
          </table:table-cell>
          <table:table-cell office:value-type="float" office:value="12639" table:formula="msoxl:=SUM(D9,E9,G9)" table:style-name="ce7">
            <text:p>12639</text:p>
          </table:table-cell>
          <table:table-cell office:value-type="float" office:value="5432" table:style-name="ce5">
            <text:p>5432</text:p>
          </table:table-cell>
          <table:table-cell office:value-type="float" office:value="5242" table:style-name="ce5">
            <text:p>5242</text:p>
          </table:table-cell>
          <table:table-cell office:value-type="float" office:value="1502" table:style-name="ce5">
            <text:p>1502</text:p>
          </table:table-cell>
          <table:table-cell office:value-type="float" office:value="1965" table:style-name="ce5">
            <text:p>1965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2<text:span text:style-name="T3">下</text:span></text:p>
          </table:table-cell>
          <table:table-cell office:value-type="float" office:value="13225" table:formula="msoxl:=SUM(D10:G10)" table:style-name="ce8">
            <text:p>13225</text:p>
          </table:table-cell>
          <table:table-cell office:value-type="float" office:value="11691" table:formula="msoxl:=SUM(D10,E10,G10)" table:style-name="ce7">
            <text:p>11691</text:p>
          </table:table-cell>
          <table:table-cell office:value-type="float" office:value="5276" table:style-name="ce5">
            <text:p>5276</text:p>
          </table:table-cell>
          <table:table-cell office:value-type="float" office:value="4449" table:style-name="ce5">
            <text:p>4449</text:p>
          </table:table-cell>
          <table:table-cell office:value-type="float" office:value="1534" table:style-name="ce5">
            <text:p>1534</text:p>
          </table:table-cell>
          <table:table-cell office:value-type="float" office:value="1966" table:style-name="ce5">
            <text:p>196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2<text:span text:style-name="T3">上</text:span></text:p>
          </table:table-cell>
          <table:table-cell office:value-type="float" office:value="14465" table:formula="msoxl:=SUM(D11:G11)" table:style-name="ce8">
            <text:p>14465</text:p>
          </table:table-cell>
          <table:table-cell office:value-type="float" office:value="12769" table:formula="msoxl:=SUM(D11,E11,G11)" table:style-name="ce7">
            <text:p>12769</text:p>
          </table:table-cell>
          <table:table-cell office:value-type="float" office:value="5453" table:style-name="ce5">
            <text:p>5453</text:p>
          </table:table-cell>
          <table:table-cell office:value-type="float" office:value="5224" table:style-name="ce5">
            <text:p>5224</text:p>
          </table:table-cell>
          <table:table-cell office:value-type="float" office:value="1696" table:style-name="ce5">
            <text:p>1696</text:p>
          </table:table-cell>
          <table:table-cell office:value-type="float" office:value="2092" table:style-name="ce5">
            <text:p>209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1<text:span text:style-name="T3">下</text:span></text:p>
          </table:table-cell>
          <table:table-cell office:value-type="float" office:value="13491" table:formula="msoxl:=SUM(D12:G12)" table:style-name="ce8">
            <text:p>13491</text:p>
          </table:table-cell>
          <table:table-cell office:value-type="float" office:value="11827" table:formula="msoxl:=SUM(D12,E12,G12)" table:style-name="ce7">
            <text:p>11827</text:p>
          </table:table-cell>
          <table:table-cell office:value-type="float" office:value="5317" table:style-name="ce5">
            <text:p>5317</text:p>
          </table:table-cell>
          <table:table-cell office:value-type="float" office:value="4463" table:style-name="ce5">
            <text:p>4463</text:p>
          </table:table-cell>
          <table:table-cell office:value-type="float" office:value="1664" table:style-name="ce5">
            <text:p>1664</text:p>
          </table:table-cell>
          <table:table-cell office:value-type="float" office:value="2047" table:style-name="ce5">
            <text:p>204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1<text:span text:style-name="T3">上</text:span></text:p>
          </table:table-cell>
          <table:table-cell office:value-type="float" office:value="14624" table:formula="msoxl:=SUM(D13:G13)" table:style-name="ce8">
            <text:p>14624</text:p>
          </table:table-cell>
          <table:table-cell office:value-type="float" office:value="12807" table:formula="msoxl:=SUM(D13,E13,G13)" table:style-name="ce7">
            <text:p>12807</text:p>
          </table:table-cell>
          <table:table-cell office:value-type="float" office:value="5527" table:style-name="ce5">
            <text:p>5527</text:p>
          </table:table-cell>
          <table:table-cell office:value-type="float" office:value="5096" table:style-name="ce5">
            <text:p>5096</text:p>
          </table:table-cell>
          <table:table-cell office:value-type="float" office:value="1817" table:style-name="ce5">
            <text:p>1817</text:p>
          </table:table-cell>
          <table:table-cell office:value-type="float" office:value="2184" table:style-name="ce5">
            <text:p>2184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0<text:span text:style-name="T3">下</text:span></text:p>
          </table:table-cell>
          <table:table-cell office:value-type="float" office:value="13725" table:formula="msoxl:=SUM(D14:G14)" table:style-name="ce8">
            <text:p>13725</text:p>
          </table:table-cell>
          <table:table-cell office:value-type="float" office:value="11956" table:formula="msoxl:=SUM(D14,E14,G14)" table:style-name="ce7">
            <text:p>11956</text:p>
          </table:table-cell>
          <table:table-cell office:value-type="float" office:value="5410" table:style-name="ce5">
            <text:p>5410</text:p>
          </table:table-cell>
          <table:table-cell office:value-type="float" office:value="4386" table:style-name="ce5">
            <text:p>4386</text:p>
          </table:table-cell>
          <table:table-cell office:value-type="float" office:value="1769" table:style-name="ce5">
            <text:p>1769</text:p>
          </table:table-cell>
          <table:table-cell office:value-type="float" office:value="2160" table:style-name="ce5">
            <text:p>2160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0<text:span text:style-name="T3">上</text:span></text:p>
          </table:table-cell>
          <table:table-cell office:value-type="float" office:value="14808" table:formula="msoxl:=SUM(D15:G15)" table:style-name="ce8">
            <text:p>14808</text:p>
          </table:table-cell>
          <table:table-cell office:value-type="float" office:value="12869" table:formula="msoxl:=SUM(D15,E15,G15)" table:style-name="ce7">
            <text:p>12869</text:p>
          </table:table-cell>
          <table:table-cell office:value-type="float" office:value="5567" table:style-name="ce5">
            <text:p>5567</text:p>
          </table:table-cell>
          <table:table-cell office:value-type="float" office:value="4995" table:style-name="ce5">
            <text:p>4995</text:p>
          </table:table-cell>
          <table:table-cell office:value-type="float" office:value="1939" table:style-name="ce5">
            <text:p>1939</text:p>
          </table:table-cell>
          <table:table-cell office:value-type="float" office:value="2307" table:style-name="ce5">
            <text:p>230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9<text:span text:style-name="T3">下</text:span></text:p>
          </table:table-cell>
          <table:table-cell office:value-type="float" office:value="13962" table:formula="msoxl:=SUM(D16:G16)" table:style-name="ce8">
            <text:p>13962</text:p>
          </table:table-cell>
          <table:table-cell office:value-type="float" office:value="12110" table:formula="msoxl:=SUM(D16,E16,G16)" table:style-name="ce7">
            <text:p>12110</text:p>
          </table:table-cell>
          <table:table-cell office:value-type="float" office:value="5444" table:style-name="ce5">
            <text:p>5444</text:p>
          </table:table-cell>
          <table:table-cell office:value-type="float" office:value="4399" table:style-name="ce5">
            <text:p>4399</text:p>
          </table:table-cell>
          <table:table-cell office:value-type="float" office:value="1852" table:style-name="ce5">
            <text:p>1852</text:p>
          </table:table-cell>
          <table:table-cell office:value-type="float" office:value="2267" table:style-name="ce5">
            <text:p>226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9<text:span text:style-name="T3">上</text:span></text:p>
          </table:table-cell>
          <table:table-cell office:value-type="float" office:value="14959" table:formula="msoxl:=SUM(D17:G17)" table:style-name="ce8">
            <text:p>14959</text:p>
          </table:table-cell>
          <table:table-cell office:value-type="float" office:value="12967" table:formula="msoxl:=SUM(D17,E17,G17)" table:style-name="ce7">
            <text:p>12967</text:p>
          </table:table-cell>
          <table:table-cell office:value-type="float" office:value="5604" table:style-name="ce5">
            <text:p>5604</text:p>
          </table:table-cell>
          <table:table-cell office:value-type="float" office:value="4925" table:style-name="ce5">
            <text:p>4925</text:p>
          </table:table-cell>
          <table:table-cell office:value-type="float" office:value="1992" table:style-name="ce5">
            <text:p>1992</text:p>
          </table:table-cell>
          <table:table-cell office:value-type="float" office:value="2438" table:style-name="ce5">
            <text:p>243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8<text:span text:style-name="T3">下</text:span></text:p>
          </table:table-cell>
          <table:table-cell office:value-type="float" office:value="13689" table:formula="msoxl:=SUM(D18:G18)" table:style-name="ce8">
            <text:p>13689</text:p>
          </table:table-cell>
          <table:table-cell office:value-type="float" office:value="11864" table:formula="msoxl:=SUM(D18,E18,G18)" table:style-name="ce7">
            <text:p>11864</text:p>
          </table:table-cell>
          <table:table-cell office:value-type="float" office:value="5351" table:style-name="ce5">
            <text:p>5351</text:p>
          </table:table-cell>
          <table:table-cell office:value-type="float" office:value="4232" table:style-name="ce5">
            <text:p>4232</text:p>
          </table:table-cell>
          <table:table-cell office:value-type="float" office:value="1825" table:style-name="ce5">
            <text:p>1825</text:p>
          </table:table-cell>
          <table:table-cell office:value-type="float" office:value="2281" table:style-name="ce5">
            <text:p>228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8<text:span text:style-name="T3">上</text:span></text:p>
          </table:table-cell>
          <table:table-cell office:value-type="float" office:value="14605" table:formula="msoxl:=SUM(D19:G19)" table:style-name="ce8">
            <text:p>14605</text:p>
          </table:table-cell>
          <table:table-cell office:value-type="float" office:value="12629" table:formula="msoxl:=SUM(D19,E19,G19)" table:style-name="ce7">
            <text:p>12629</text:p>
          </table:table-cell>
          <table:table-cell office:value-type="float" office:value="5527" table:style-name="ce5">
            <text:p>5527</text:p>
          </table:table-cell>
          <table:table-cell office:value-type="float" office:value="4709" table:style-name="ce5">
            <text:p>4709</text:p>
          </table:table-cell>
          <table:table-cell office:value-type="float" office:value="1976" table:style-name="ce5">
            <text:p>1976</text:p>
          </table:table-cell>
          <table:table-cell office:value-type="float" office:value="2393" table:style-name="ce5">
            <text:p>239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7<text:span text:style-name="T3">下</text:span></text:p>
          </table:table-cell>
          <table:table-cell office:value-type="float" office:value="13293" table:formula="msoxl:=SUM(D20:G20)" table:style-name="ce8">
            <text:p>13293</text:p>
          </table:table-cell>
          <table:table-cell office:value-type="float" office:value="11492" table:formula="msoxl:=SUM(D20,E20,G20)" table:style-name="ce7">
            <text:p>11492</text:p>
          </table:table-cell>
          <table:table-cell office:value-type="float" office:value="5185" table:style-name="ce5">
            <text:p>5185</text:p>
          </table:table-cell>
          <table:table-cell office:value-type="float" office:value="4064" table:style-name="ce5">
            <text:p>4064</text:p>
          </table:table-cell>
          <table:table-cell office:value-type="float" office:value="1801" table:style-name="ce5">
            <text:p>1801</text:p>
          </table:table-cell>
          <table:table-cell office:value-type="float" office:value="2243" table:style-name="ce5">
            <text:p>224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7<text:span text:style-name="T3">上</text:span></text:p>
          </table:table-cell>
          <table:table-cell office:value-type="float" office:value="14184" table:formula="msoxl:=SUM(D21:G21)" table:style-name="ce8">
            <text:p>14184</text:p>
          </table:table-cell>
          <table:table-cell office:value-type="float" office:value="12216" table:formula="msoxl:=SUM(D21,E21,G21)" table:style-name="ce7">
            <text:p>12216</text:p>
          </table:table-cell>
          <table:table-cell office:value-type="float" office:value="5339" table:style-name="ce5">
            <text:p>5339</text:p>
          </table:table-cell>
          <table:table-cell office:value-type="float" office:value="4540" table:style-name="ce5">
            <text:p>4540</text:p>
          </table:table-cell>
          <table:table-cell office:value-type="float" office:value="1968" table:style-name="ce5">
            <text:p>1968</text:p>
          </table:table-cell>
          <table:table-cell office:value-type="float" office:value="2337" table:style-name="ce5">
            <text:p>233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6<text:span text:style-name="T3">下</text:span></text:p>
          </table:table-cell>
          <table:table-cell office:value-type="float" office:value="13118" table:formula="msoxl:=SUM(D22:G22)" table:style-name="ce8">
            <text:p>13118</text:p>
          </table:table-cell>
          <table:table-cell office:value-type="float" office:value="11312" table:formula="msoxl:=SUM(D22,E22,G22)" table:style-name="ce7">
            <text:p>11312</text:p>
          </table:table-cell>
          <table:table-cell office:value-type="float" office:value="5009" table:style-name="ce5">
            <text:p>5009</text:p>
          </table:table-cell>
          <table:table-cell office:value-type="float" office:value="4074" table:style-name="ce5">
            <text:p>4074</text:p>
          </table:table-cell>
          <table:table-cell office:value-type="float" office:value="1806" table:style-name="ce5">
            <text:p>1806</text:p>
          </table:table-cell>
          <table:table-cell office:value-type="float" office:value="2229" table:style-name="ce5">
            <text:p>2229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6<text:span text:style-name="T3">上</text:span></text:p>
          </table:table-cell>
          <table:table-cell office:value-type="float" office:value="14048" table:formula="msoxl:=SUM(D23:G23)" table:style-name="ce8">
            <text:p>14048</text:p>
          </table:table-cell>
          <table:table-cell office:value-type="float" office:value="12097" table:formula="msoxl:=SUM(D23,E23,G23)" table:style-name="ce7">
            <text:p>12097</text:p>
          </table:table-cell>
          <table:table-cell office:value-type="float" office:value="5145" table:style-name="ce5">
            <text:p>5145</text:p>
          </table:table-cell>
          <table:table-cell office:value-type="float" office:value="4538" table:style-name="ce5">
            <text:p>4538</text:p>
          </table:table-cell>
          <table:table-cell office:value-type="float" office:value="1951" table:style-name="ce5">
            <text:p>1951</text:p>
          </table:table-cell>
          <table:table-cell office:value-type="float" office:value="2414" table:style-name="ce5">
            <text:p>2414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5<text:span text:style-name="T3">下</text:span></text:p>
          </table:table-cell>
          <table:table-cell office:value-type="float" office:value="12887" table:formula="msoxl:=SUM(D24:G24)" table:style-name="ce8">
            <text:p>12887</text:p>
          </table:table-cell>
          <table:table-cell office:value-type="float" office:value="11114" table:formula="msoxl:=SUM(D24,E24,G24)" table:style-name="ce7">
            <text:p>11114</text:p>
          </table:table-cell>
          <table:table-cell office:value-type="float" office:value="4788" table:style-name="ce5">
            <text:p>4788</text:p>
          </table:table-cell>
          <table:table-cell office:value-type="float" office:value="4130" table:style-name="ce5">
            <text:p>4130</text:p>
          </table:table-cell>
          <table:table-cell office:value-type="float" office:value="1773" table:style-name="ce5">
            <text:p>1773</text:p>
          </table:table-cell>
          <table:table-cell office:value-type="float" office:value="2196" table:style-name="ce5">
            <text:p>219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5<text:span text:style-name="T3">上</text:span></text:p>
          </table:table-cell>
          <table:table-cell office:value-type="float" office:value="13634" table:formula="msoxl:=SUM(D25:G25)" table:style-name="ce8">
            <text:p>13634</text:p>
          </table:table-cell>
          <table:table-cell office:value-type="float" office:value="11755" table:formula="msoxl:=SUM(D25,E25,G25)" table:style-name="ce7">
            <text:p>11755</text:p>
          </table:table-cell>
          <table:table-cell office:value-type="float" office:value="4961" table:style-name="ce5">
            <text:p>4961</text:p>
          </table:table-cell>
          <table:table-cell office:value-type="float" office:value="4464" table:style-name="ce5">
            <text:p>4464</text:p>
          </table:table-cell>
          <table:table-cell office:value-type="float" office:value="1879" table:style-name="ce5">
            <text:p>1879</text:p>
          </table:table-cell>
          <table:table-cell office:value-type="float" office:value="2330" table:style-name="ce5">
            <text:p>2330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4<text:span text:style-name="T3">下</text:span></text:p>
          </table:table-cell>
          <table:table-cell office:value-type="float" office:value="12364" table:formula="msoxl:=SUM(D26:G26)" table:style-name="ce8">
            <text:p>12364</text:p>
          </table:table-cell>
          <table:table-cell office:value-type="float" office:value="10727" table:formula="msoxl:=SUM(D26,E26,G26)" table:style-name="ce7">
            <text:p>10727</text:p>
          </table:table-cell>
          <table:table-cell office:value-type="float" office:value="4681" table:style-name="ce5">
            <text:p>4681</text:p>
          </table:table-cell>
          <table:table-cell office:value-type="float" office:value="3933" table:style-name="ce5">
            <text:p>3933</text:p>
          </table:table-cell>
          <table:table-cell office:value-type="float" office:value="1637" table:style-name="ce5">
            <text:p>1637</text:p>
          </table:table-cell>
          <table:table-cell office:value-type="float" office:value="2113" table:style-name="ce5">
            <text:p>211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4<text:span text:style-name="T3">上</text:span></text:p>
          </table:table-cell>
          <table:table-cell office:value-type="float" office:value="12965" table:formula="msoxl:=SUM(D27:G27)" table:style-name="ce8">
            <text:p>12965</text:p>
          </table:table-cell>
          <table:table-cell office:value-type="float" office:value="11178" table:formula="msoxl:=SUM(D27,E27,G27)" table:style-name="ce7">
            <text:p>11178</text:p>
          </table:table-cell>
          <table:table-cell office:value-type="float" office:value="4823" table:style-name="ce5">
            <text:p>4823</text:p>
          </table:table-cell>
          <table:table-cell office:value-type="float" office:value="4117" table:style-name="ce5">
            <text:p>4117</text:p>
          </table:table-cell>
          <table:table-cell office:value-type="float" office:value="1787" table:style-name="ce5">
            <text:p>1787</text:p>
          </table:table-cell>
          <table:table-cell office:value-type="float" office:value="2238" table:style-name="ce5">
            <text:p>223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3<text:span text:style-name="T3">下</text:span></text:p>
          </table:table-cell>
          <table:table-cell office:value-type="float" office:value="12005" table:formula="msoxl:=SUM(D28:G28)" table:style-name="ce8">
            <text:p>12005</text:p>
          </table:table-cell>
          <table:table-cell office:value-type="float" office:value="10473" table:formula="msoxl:=SUM(D28,E28,G28)" table:style-name="ce7">
            <text:p>10473</text:p>
          </table:table-cell>
          <table:table-cell office:value-type="float" office:value="4686" table:style-name="ce5">
            <text:p>4686</text:p>
          </table:table-cell>
          <table:table-cell office:value-type="float" office:value="3791" table:style-name="ce5">
            <text:p>3791</text:p>
          </table:table-cell>
          <table:table-cell office:value-type="float" office:value="1532" table:style-name="ce5">
            <text:p>1532</text:p>
          </table:table-cell>
          <table:table-cell office:value-type="float" office:value="1996" table:style-name="ce5">
            <text:p>199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3<text:span text:style-name="T3">上</text:span></text:p>
          </table:table-cell>
          <table:table-cell office:value-type="float" office:value="12291" table:formula="msoxl:=SUM(D29:G29)" table:style-name="ce8">
            <text:p>12291</text:p>
          </table:table-cell>
          <table:table-cell office:value-type="float" office:value="10665" table:formula="msoxl:=SUM(D29,E29,G29)" table:style-name="ce7">
            <text:p>10665</text:p>
          </table:table-cell>
          <table:table-cell office:value-type="float" office:value="4786" table:style-name="ce5">
            <text:p>4786</text:p>
          </table:table-cell>
          <table:table-cell office:value-type="float" office:value="3823" table:style-name="ce5">
            <text:p>3823</text:p>
          </table:table-cell>
          <table:table-cell office:value-type="float" office:value="1626" table:style-name="ce5">
            <text:p>1626</text:p>
          </table:table-cell>
          <table:table-cell office:value-type="float" office:value="2056" table:style-name="ce5">
            <text:p>205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2<text:span text:style-name="T3">下</text:span></text:p>
          </table:table-cell>
          <table:table-cell office:value-type="float" office:value="11520" table:formula="msoxl:=SUM(D30:G30)" table:style-name="ce8">
            <text:p>11520</text:p>
          </table:table-cell>
          <table:table-cell office:value-type="float" office:value="10112" table:formula="msoxl:=SUM(D30,E30,G30)" table:style-name="ce7">
            <text:p>10112</text:p>
          </table:table-cell>
          <table:table-cell office:value-type="float" office:value="4780" table:style-name="ce5">
            <text:p>4780</text:p>
          </table:table-cell>
          <table:table-cell office:value-type="float" office:value="3514" table:style-name="ce5">
            <text:p>3514</text:p>
          </table:table-cell>
          <table:table-cell office:value-type="float" office:value="1408" table:style-name="ce5">
            <text:p>1408</text:p>
          </table:table-cell>
          <table:table-cell office:value-type="float" office:value="1818" table:style-name="ce5">
            <text:p>181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2<text:span text:style-name="T3">上</text:span></text:p>
          </table:table-cell>
          <table:table-cell office:value-type="float" office:value="11843" table:formula="msoxl:=SUM(D31:G31)" table:style-name="ce8">
            <text:p>11843</text:p>
          </table:table-cell>
          <table:table-cell office:value-type="float" office:value="10342" table:formula="msoxl:=SUM(D31,E31,G31)" table:style-name="ce7">
            <text:p>10342</text:p>
          </table:table-cell>
          <table:table-cell office:value-type="float" office:value="4860" table:style-name="ce5">
            <text:p>4860</text:p>
          </table:table-cell>
          <table:table-cell office:value-type="float" office:value="3580" table:style-name="ce5">
            <text:p>3580</text:p>
          </table:table-cell>
          <table:table-cell office:value-type="float" office:value="1501" table:style-name="ce5">
            <text:p>1501</text:p>
          </table:table-cell>
          <table:table-cell office:value-type="float" office:value="1902" table:style-name="ce5">
            <text:p>190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1<text:span text:style-name="T3">下</text:span></text:p>
          </table:table-cell>
          <table:table-cell office:value-type="float" office:value="11007" table:formula="msoxl:=SUM(D32:G32)" table:style-name="ce8">
            <text:p>11007</text:p>
          </table:table-cell>
          <table:table-cell office:value-type="float" office:value="9807" table:formula="msoxl:=SUM(D32,E32,G32)" table:style-name="ce7">
            <text:p>9807</text:p>
          </table:table-cell>
          <table:table-cell office:value-type="float" office:value="4910" table:style-name="ce5">
            <text:p>4910</text:p>
          </table:table-cell>
          <table:table-cell office:value-type="float" office:value="3197" table:style-name="ce5">
            <text:p>3197</text:p>
          </table:table-cell>
          <table:table-cell office:value-type="float" office:value="1200" table:style-name="ce5">
            <text:p>1200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1<text:span text:style-name="T3">上</text:span></text:p>
          </table:table-cell>
          <table:table-cell office:value-type="float" office:value="11251" table:formula="msoxl:=SUM(D33:G33)" table:style-name="ce8">
            <text:p>11251</text:p>
          </table:table-cell>
          <table:table-cell office:value-type="float" office:value="10002" table:formula="msoxl:=SUM(D33,E33,G33)" table:style-name="ce7">
            <text:p>10002</text:p>
          </table:table-cell>
          <table:table-cell office:value-type="float" office:value="4980" table:style-name="ce5">
            <text:p>4980</text:p>
          </table:table-cell>
          <table:table-cell office:value-type="float" office:value="3275" table:style-name="ce5">
            <text:p>3275</text:p>
          </table:table-cell>
          <table:table-cell office:value-type="float" office:value="1249" table:style-name="ce5">
            <text:p>1249</text:p>
          </table:table-cell>
          <table:table-cell office:value-type="float" office:value="1747" table:style-name="ce5">
            <text:p>174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0<text:span text:style-name="T3">下</text:span></text:p>
          </table:table-cell>
          <table:table-cell office:value-type="float" office:value="10286" table:formula="msoxl:=SUM(D34:G34)" table:style-name="ce8">
            <text:p>10286</text:p>
          </table:table-cell>
          <table:table-cell office:value-type="float" office:value="9370" table:formula="msoxl:=SUM(D34,E34,G34)" table:style-name="ce7">
            <text:p>9370</text:p>
          </table:table-cell>
          <table:table-cell office:value-type="float" office:value="4924" table:style-name="ce5">
            <text:p>4924</text:p>
          </table:table-cell>
          <table:table-cell office:value-type="float" office:value="2948" table:style-name="ce5">
            <text:p>2948</text:p>
          </table:table-cell>
          <table:table-cell office:value-type="float" office:value="916" table:style-name="ce5">
            <text:p>916</text:p>
          </table:table-cell>
          <table:table-cell office:value-type="float" office:value="1498" table:style-name="ce5">
            <text:p>149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0<text:span text:style-name="T3">上</text:span></text:p>
          </table:table-cell>
          <table:table-cell office:value-type="float" office:value="10496" table:formula="msoxl:=SUM(D35:G35)" table:style-name="ce8">
            <text:p>10496</text:p>
          </table:table-cell>
          <table:table-cell office:value-type="float" office:value="9541" table:formula="msoxl:=SUM(D35,E35,G35)" table:style-name="ce7">
            <text:p>9541</text:p>
          </table:table-cell>
          <table:table-cell office:value-type="float" office:value="4999" table:style-name="ce5">
            <text:p>4999</text:p>
          </table:table-cell>
          <table:table-cell office:value-type="float" office:value="3010" table:style-name="ce5">
            <text:p>3010</text:p>
          </table:table-cell>
          <table:table-cell office:value-type="float" office:value="955" table:style-name="ce5">
            <text:p>955</text:p>
          </table:table-cell>
          <table:table-cell office:value-type="float" office:value="1532" table:style-name="ce5">
            <text:p>153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89<text:span text:style-name="T3">下</text:span></text:p>
          </table:table-cell>
          <table:table-cell office:value-type="float" office:value="9615" table:formula="msoxl:=SUM(D36:G36)" table:style-name="ce8">
            <text:p>9615</text:p>
          </table:table-cell>
          <table:table-cell office:value-type="float" office:value="9615" table:formula="msoxl:=SUM(D36,E36,G36)" table:style-name="ce7">
            <text:p>9615</text:p>
          </table:table-cell>
          <table:table-cell office:value-type="float" office:value="4892" table:style-name="ce5">
            <text:p>4892</text:p>
          </table:table-cell>
          <table:table-cell office:value-type="float" office:value="3418" table:style-name="ce5">
            <text:p>3418</text:p>
          </table:table-cell>
          <table:table-cell table:style-name="ce5"/>
          <table:table-cell office:value-type="float" office:value="1305" table:style-name="ce5">
            <text:p>1305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89<text:span text:style-name="T3">上</text:span></text:p>
          </table:table-cell>
          <table:table-cell office:value-type="float" office:value="9804" table:formula="msoxl:=SUM(D37:G37)" table:style-name="ce8">
            <text:p>9804</text:p>
          </table:table-cell>
          <table:table-cell office:value-type="float" office:value="9188" table:formula="msoxl:=SUM(D37,E37,G37)" table:style-name="ce7">
            <text:p>9188</text:p>
          </table:table-cell>
          <table:table-cell office:value-type="float" office:value="4953" table:style-name="ce5">
            <text:p>4953</text:p>
          </table:table-cell>
          <table:table-cell office:value-type="float" office:value="2868" table:style-name="ce5">
            <text:p>2868</text:p>
          </table:table-cell>
          <table:table-cell office:value-type="float" office:value="616" table:style-name="ce5">
            <text:p>616</text:p>
          </table:table-cell>
          <table:table-cell office:value-type="float" office:value="1367" table:style-name="ce5">
            <text:p>136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88<text:span text:style-name="T3">下</text:span></text:p>
          </table:table-cell>
          <table:table-cell office:value-type="float" office:value="8785" table:formula="msoxl:=SUM(D38:G38)" table:style-name="ce8">
            <text:p>8785</text:p>
          </table:table-cell>
          <table:table-cell office:value-type="float" office:value="8467" table:formula="msoxl:=SUM(D38,E38,G38)" table:style-name="ce7">
            <text:p>8467</text:p>
          </table:table-cell>
          <table:table-cell office:value-type="float" office:value="4674" table:style-name="ce5">
            <text:p>4674</text:p>
          </table:table-cell>
          <table:table-cell office:value-type="float" office:value="2578" table:style-name="ce5">
            <text:p>2578</text:p>
          </table:table-cell>
          <table:table-cell office:value-type="float" office:value="318" table:style-name="ce5">
            <text:p>318</text:p>
          </table:table-cell>
          <table:table-cell office:value-type="float" office:value="1215" table:style-name="ce5">
            <text:p>1215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88<text:span text:style-name="T3">上</text:span></text:p>
          </table:table-cell>
          <table:table-cell office:value-type="float" office:value="8935" table:formula="msoxl:=SUM(D39:G39)" table:style-name="ce8">
            <text:p>8935</text:p>
          </table:table-cell>
          <table:table-cell office:value-type="float" office:value="8612" table:formula="msoxl:=SUM(D39,E39,G39)" table:style-name="ce7">
            <text:p>8612</text:p>
          </table:table-cell>
          <table:table-cell office:value-type="float" office:value="4724" table:style-name="ce5">
            <text:p>4724</text:p>
          </table:table-cell>
          <table:table-cell office:value-type="float" office:value="2631" table:style-name="ce5">
            <text:p>2631</text:p>
          </table:table-cell>
          <table:table-cell office:value-type="float" office:value="323" table:style-name="ce5">
            <text:p>323</text:p>
          </table:table-cell>
          <table:table-cell office:value-type="float" office:value="1257" table:style-name="ce5">
            <text:p>1257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number-columns-spanned="7" table:number-rows-spanned="1" table:style-name="ce11">
            <text:p>1. 資料來源：本校註冊組統計資料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7" table:number-rows-spanned="1" table:style-name="ce11">
            <text:p>2. 上學期資料統計日：每年 10月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7" table:number-rows-spanned="1" table:style-name="ce11">
            <text:p>3. 下學期資料統計日：每年 3月</text:p>
          </table:table-cell>
          <table:covered-table-cell table:number-columns-repeated="6"/>
          <table:table-cell table:number-columns-repeated="16377"/>
        </table:table-row>
        <table:table-row table:number-rows-repeated="10485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08:21Z</dc:date>
  </office:meta>
</office:document-meta>
</file>